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0228in"/>
    </style:style>
    <style:style style:name="co3" style:family="table-column">
      <style:table-column-properties fo:break-before="auto" style:column-width="0.8972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0.7228in"/>
    </style:style>
    <style:style style:name="co6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4.5465in"/>
    </style:style>
    <style:style style:name="co9" style:family="table-column">
      <style:table-column-properties fo:break-before="auto" style:column-width="2.0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7"/>
  </office:automatic-styles>
  <office:body>
    <office:spreadsheet>
      <table:table table:name="Online Course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Bundl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te Started</text:p>
          </table:table-cell>
          <table:table-cell table:style-name="ce1" office:value-type="string">
            <text:p>Date Ended</text:p>
          </table:table-cell>
          <table:table-cell table:style-name="ce1" office:value-type="string">
            <text:p>Significance</text:p>
          </table:table-cell>
          <table:table-cell table:style-name="ce1" office:value-type="string">
            <text:p>Location</text:p>
          </table:table-cell>
        </table:table-row>
        <table:table-row table:style-name="ro2">
          <table:table-cell table:style-name="ce2" office:value-type="string" table:number-columns-spanned="7" table:number-rows-spanned="1">
            <text:p>Favorites</text:p>
          </table:table-cell>
          <table:covered-table-cell table:number-columns-repeated="3" table:style-name="ce2"/>
          <table:covered-table-cell table:number-columns-repeated="3"/>
        </table:table-row>
        <table:table-row table:style-name="ro2">
          <table:table-cell table:style-name="ce2" office:value-type="string" table:number-columns-spanned="7" table:number-rows-spanned="1">
            <text:p>Queue</text:p>
          </table:table-cell>
          <table:covered-table-cell table:number-columns-repeated="3" table:style-name="ce2"/>
          <table:covered-table-cell table:number-columns-repeated="3"/>
        </table:table-row>
        <table:table-row table:style-name="ro1">
          <table:table-cell office:value-type="string">
            <text:p>Mobile Product Design: From Napkin to Launch</text:p>
          </table:table-cell>
          <table:table-cell office:value-type="string">
            <text:p>Delicious Designer Bundle</text:p>
          </table:table-cell>
          <table:table-cell/>
          <table:table-cell table:style-name="ce5" office:value-type="date" office:date-value="2017-09-20">
            <text:p>09/20/17</text:p>
          </table:table-cell>
          <table:table-cell table:number-columns-repeated="3"/>
        </table:table-row>
        <table:table-row table:style-name="ro1">
          <table:table-cell office:value-type="string">
            <text:p>Mastering Mobile App Design With Sketch 3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Photoshop CC + 6 Made Easy, for Beginners</text:p>
          </table:table-cell>
          <table:table-cell office:value-type="string">
            <text:p>Delicious Designer Bundle</text:p>
          </table:table-cell>
          <table:table-cell/>
          <table:table-cell table:style-name="ce5" office:value-type="date" office:date-value="2017-09-24">
            <text:p>09/24/17</text:p>
          </table:table-cell>
          <table:table-cell table:number-columns-repeated="3"/>
        </table:table-row>
        <table:table-row table:style-name="ro1">
          <table:table-cell office:value-type="string">
            <text:p>Illustrator CC - Master Adobe Illustrator CC the Essentials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Modeling a Room in Maya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Digital Art with Wacom Tablets and Corel Painter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Create Stunning Promo Videos in 30 Minutes or Less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Become a Professional Logo Designer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Sketch 3 Mobile App Design Course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Mobile UI and UX Design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Photoshop CC For The Web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Learn Photoshop CC Essentials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Introduction to Web Design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Illustrator CC Crash Course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Getting Started With InDesign CC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Building Websites With Photoshop CC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Applying Design To Wireframes with HTML5 &amp; CSS3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Affinity Designer For Beginners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Become a Professional Graphic Designer</text:p>
          </table:table-cell>
          <table:table-cell office:value-type="string">
            <text:p>Delicious Designer Bundle</text:p>
          </table:table-cell>
          <table:table-cell table:number-columns-repeated="5"/>
        </table:table-row>
        <table:table-row table:style-name="ro1">
          <table:table-cell office:value-type="string">
            <text:p>Sketching for Animators Who Can’t Draw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Adobe Illustrator Essentials for Character Design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Rigging a Character in After Effects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Save Time in Character Animation in After Effects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Body Language in Character Animation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Game Development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Create Animated Series for YouTubers in CrazyTalk Animator 3.1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2D Animation in Moho from Basic to Advanced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Learn to make 2D and 3D games in Unity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Photoshop: Learn Photoshop For 3d Rendering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Game Development with Unity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3ds Max: Complete Intro to 3d Using 3ds Max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Direct and Produce Animation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Build "The Legend of Zenda" Game in Unity3D and Blender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3ds Max + V-Ray: 3ds Max PRO in 6 hrs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Make a Ninja Survival game for mobile in Unity and Blender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Make a Portals clone in Unity3D and Blender from scratch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Cinematography for 2D Animation Essentials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2D Animation With No Drawing Skills in After Effects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Character Design For Animation in Illustrator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Mixing Audio for Animation in Audacity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Using an Editing Software for Animation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Engage Your Audience with Animated Presentations in After Effects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Backgrounds and Assets for Animation with No Drawing Skills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Build 60 Games in Construct 2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Build and model a Super MARLO runner clone in Unity3D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3ds Max + Unreal Engine 4: Easy VR for Arch Viz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Writing a Script for Animation in Adobe Story</text:p>
          </table:table-cell>
          <table:table-cell office:value-type="string">
            <text:p>Game Universe Creator Bundle</text:p>
          </table:table-cell>
          <table:table-cell table:number-columns-repeated="5"/>
        </table:table-row>
        <table:table-row table:style-name="ro1">
          <table:table-cell office:value-type="string">
            <text:p>Beginner Unity Programming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1st Person 3D Shooter Unity Game Hacking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5 World Generator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5 Empire Building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Asset Stor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Build Weapons Automatically using Unity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Introduction to Game Development with Unity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3D Pixel Character Modeling with Unity 3D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Basic Car Game Unity 3D Development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2017 Game Physics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Game Analytics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Build a Multiplayer Shooter using Unity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Game Hacking <text:s/>| <text:s/>Create a Game in 1 Hour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Python Game Development - Create a Flappy Bird Clon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Java Game Development - Create a Flappy Bird Clon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Learn Blender Modeling and Texturing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3D Game Development 3D Engine Fundamentals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3D Light and Shadow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3D Shuriken Particle System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Introduction to Unity 3D Scripting in C#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Create Your First 3D Game with Unity 3D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Stats and Item Attributes System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Inventory System Development with Unity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Character Weapons and Gear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5 Multiplayer Combat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Game Boost: Coin Management System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Captain Rocket Clone Using Unity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5 Game Server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3D Game and Business Development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Email List Building with Unity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Database Design and Development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5 In-Game Chat System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5 Multiplayer InGame Mail Messaging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Building Beautiful 3D Voxel Art Environments with Unity 5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Clone the Color Switch Mobile Game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5 Environment Design with Voxel Art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5 Clone Bottle Flip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3D Game Modeling &amp; Animation With Blender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Unity Game Development Academy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Game Development with Unity 5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Level Design with Blender and Unity 3D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Mobile Game Development with Unity 3D Course</text:p>
          </table:table-cell>
          <table:table-cell office:value-type="string">
            <text:p>Game Dev Hacker Bundle</text:p>
          </table:table-cell>
          <table:table-cell table:number-columns-repeated="5"/>
        </table:table-row>
        <table:table-row table:style-name="ro1">
          <table:table-cell office:value-type="string">
            <text:p>Learn By Example: Apache Flink</text:p>
          </table:table-cell>
          <table:table-cell office:value-type="string">
            <text:p>Data Deep Dive Bundle</text:p>
          </table:table-cell>
          <table:table-cell table:number-columns-repeated="5"/>
        </table:table-row>
        <table:table-row table:style-name="ro1">
          <table:table-cell office:value-type="string">
            <text:p>Learn By Example: Hadoop, MapReduce for Big Data problems</text:p>
          </table:table-cell>
          <table:table-cell office:value-type="string">
            <text:p>Data Deep Dive Bundle</text:p>
          </table:table-cell>
          <table:table-cell table:number-columns-repeated="5"/>
        </table:table-row>
        <table:table-row table:style-name="ro1">
          <table:table-cell office:value-type="string">
            <text:p>The Cassandra Distributed Database</text:p>
          </table:table-cell>
          <table:table-cell office:value-type="string">
            <text:p>Data Deep Dive Bundle</text:p>
          </table:table-cell>
          <table:table-cell table:number-columns-repeated="5"/>
        </table:table-row>
        <table:table-row table:style-name="ro1">
          <table:table-cell office:value-type="string">
            <text:p>Scalable programming with Scala and Spark</text:p>
          </table:table-cell>
          <table:table-cell office:value-type="string">
            <text:p>Data Deep Dive Bundle</text:p>
          </table:table-cell>
          <table:table-cell table:number-columns-repeated="5"/>
        </table:table-row>
        <table:table-row table:style-name="ro1">
          <table:table-cell office:value-type="string">
            <text:p>Flume and Sqoop for Ingesting Big Data</text:p>
          </table:table-cell>
          <table:table-cell office:value-type="string">
            <text:p>Data Deep Dive Bundle</text:p>
          </table:table-cell>
          <table:table-cell table:number-columns-repeated="5"/>
        </table:table-row>
        <table:table-row table:style-name="ro1">
          <table:table-cell office:value-type="string">
            <text:p>Scala Programming Language</text:p>
          </table:table-cell>
          <table:table-cell office:value-type="string">
            <text:p>Data Deep Dive Bundle</text:p>
          </table:table-cell>
          <table:table-cell table:number-columns-repeated="5"/>
        </table:table-row>
        <table:table-row table:style-name="ro1">
          <table:table-cell office:value-type="string">
            <text:p>R Level 1: Understanding and Using the R Programming Language</text:p>
          </table:table-cell>
          <table:table-cell office:value-type="string">
            <text:p>Data Deep Dive Bundle</text:p>
          </table:table-cell>
          <table:table-cell table:number-columns-repeated="5"/>
        </table:table-row>
        <table:table-row table:style-name="ro1">
          <table:table-cell office:value-type="string">
            <text:p>Machine Learning: Introduction to Machine Learning with R</text:p>
          </table:table-cell>
          <table:table-cell office:value-type="string">
            <text:p>Data Deep Dive Bundle</text:p>
          </table:table-cell>
          <table:table-cell table:number-columns-repeated="5"/>
        </table:table-row>
        <table:table-row table:style-name="ro1">
          <table:table-cell office:value-type="string">
            <text:p>Statistics in R: Statistical Analysis with the R Programming Language</text:p>
          </table:table-cell>
          <table:table-cell office:value-type="string">
            <text:p>Data Deep Dive Bundle</text:p>
          </table:table-cell>
          <table:table-cell table:number-columns-repeated="5"/>
        </table:table-row>
        <table:table-row table:style-name="ro3">
          <table:table-cell office:value-type="string">
            <text:p>Learn Devops: Continuously Deliver Better Software</text:p>
          </table:table-cell>
          <table:table-cell office:value-type="string">
            <text:p>Udemy</text:p>
          </table:table-cell>
          <table:table-cell table:number-columns-repeated="5"/>
        </table:table-row>
        <table:table-row table:style-name="ro3">
          <table:table-cell office:value-type="string">
            <text:p>Angular 4 – The Complete Guide</text:p>
          </table:table-cell>
          <table:table-cell office:value-type="string">
            <text:p>Udemy</text:p>
          </table:table-cell>
          <table:table-cell table:number-columns-repeated="5"/>
        </table:table-row>
        <table:table-row table:style-name="ro3">
          <table:table-cell office:value-type="string">
            <text:p>The Complete Node.js Developer Course</text:p>
          </table:table-cell>
          <table:table-cell office:value-type="string">
            <text:p>Udemy</text:p>
          </table:table-cell>
          <table:table-cell table:number-columns-repeated="5"/>
        </table:table-row>
        <table:table-row table:style-name="ro3">
          <table:table-cell office:value-type="string">
            <text:p>C# Performance Tricks</text:p>
          </table:table-cell>
          <table:table-cell office:value-type="string">
            <text:p>Udemy</text:p>
          </table:table-cell>
          <table:table-cell table:number-columns-repeated="5"/>
        </table:table-row>
        <table:table-row table:style-name="ro3">
          <table:table-cell office:value-type="string">
            <text:p>Productivity: Skyrocket Your Productivity the Agile Way </text:p>
          </table:table-cell>
          <table:table-cell office:value-type="string">
            <text:p>Udemy</text:p>
          </table:table-cell>
          <table:table-cell table:number-columns-repeated="5"/>
        </table:table-row>
        <table:table-row table:style-name="ro3">
          <table:table-cell office:value-type="string">
            <text:p>Complete Python Masterclass</text:p>
          </table:table-cell>
          <table:table-cell office:value-type="string">
            <text:p>Udemy</text:p>
          </table:table-cell>
          <table:table-cell table:number-columns-repeated="5"/>
        </table:table-row>
        <table:table-row table:style-name="ro3">
          <table:table-cell office:value-type="string">
            <text:p>AWS Certified Developer</text:p>
          </table:table-cell>
          <table:table-cell office:value-type="string">
            <text:p>Udemy</text:p>
          </table:table-cell>
          <table:table-cell table:number-columns-repeated="5"/>
        </table:table-row>
        <table:table-row table:style-name="ro3">
          <table:table-cell office:value-type="string">
            <text:p>UML Fundamentals</text:p>
          </table:table-cell>
          <table:table-cell office:value-type="string">
            <text:p>Udemy</text:p>
          </table:table-cell>
          <table:table-cell table:number-columns-repeated="5"/>
        </table:table-row>
        <table:table-row table:style-name="ro3">
          <table:table-cell office:value-type="string">
            <text:p>Learn Advanced C++ Programming</text:p>
          </table:table-cell>
          <table:table-cell office:value-type="string">
            <text:p>Udemy</text:p>
          </table:table-cell>
          <table:table-cell table:number-columns-repeated="5"/>
        </table:table-row>
        <table:table-row table:style-name="ro3">
          <table:table-cell office:value-type="string">
            <text:p>Complete Java Masterclass</text:p>
          </table:table-cell>
          <table:table-cell office:value-type="string">
            <text:p>Udemy</text:p>
          </table:table-cell>
          <table:table-cell table:number-columns-repeated="5"/>
        </table:table-row>
        <table:table-row table:style-name="ro3">
          <table:table-cell office:value-type="string">
            <text:p>Complete Python Bootcamp</text:p>
          </table:table-cell>
          <table:table-cell office:value-type="string">
            <text:p>Udemy</text:p>
          </table:table-cell>
          <table:table-cell table:number-columns-repeated="5"/>
        </table:table-row>
        <table:table-row table:style-name="ro3">
          <table:table-cell office:value-type="string">
            <text:p>Java Puzzles to Eliminate Code Fear</text:p>
          </table:table-cell>
          <table:table-cell office:value-type="string">
            <text:p>Udemy</text:p>
          </table:table-cell>
          <table:table-cell table:number-columns-repeated="5"/>
        </table:table-row>
        <table:table-row table:style-name="ro3">
          <table:table-cell office:value-type="string">
            <text:p>Mobile App Marketing (ASO) Advertising and Monetization</text:p>
          </table:table-cell>
          <table:table-cell office:value-type="string">
            <text:p>20 for 2 Business Bundle</text:p>
          </table:table-cell>
          <table:table-cell table:number-columns-repeated="5"/>
        </table:table-row>
        <table:table-row table:style-name="ro1">
          <table:table-cell office:value-type="string">
            <text:p>Marketing Strategy to reach one million </text:p>
          </table:table-cell>
          <table:table-cell office:value-type="string">
            <text:p>21 for 2 Business Bundle</text:p>
          </table:table-cell>
          <table:table-cell table:number-columns-repeated="5"/>
        </table:table-row>
        <table:table-row table:style-name="ro3">
          <table:table-cell office:value-type="string">
            <text:p>Ultimate Email Marketing and Autoresponders Guide</text:p>
          </table:table-cell>
          <table:table-cell office:value-type="string">
            <text:p>22 for 2 Business Bundle</text:p>
          </table:table-cell>
          <table:table-cell table:number-columns-repeated="5"/>
        </table:table-row>
        <table:table-row table:style-name="ro1">
          <table:table-cell office:value-type="string">
            <text:p>Time Management: Tips, strategic and skills to manage time</text:p>
          </table:table-cell>
          <table:table-cell office:value-type="string">
            <text:p>23 for 2 Business Bundle</text:p>
          </table:table-cell>
          <table:table-cell table:number-columns-repeated="5"/>
        </table:table-row>
        <table:table-row table:style-name="ro1">
          <table:table-cell office:value-type="string">
            <text:p>SEO Strategies 2017</text:p>
          </table:table-cell>
          <table:table-cell office:value-type="string">
            <text:p>24 for 2 Business Bundle</text:p>
          </table:table-cell>
          <table:table-cell table:number-columns-repeated="5"/>
        </table:table-row>
        <table:table-row table:style-name="ro3">
          <table:table-cell office:value-type="string">
            <text:p>Reddit marketing</text:p>
          </table:table-cell>
          <table:table-cell office:value-type="string">
            <text:p>25 for 2 Business Bundle</text:p>
          </table:table-cell>
          <table:table-cell table:number-columns-repeated="5"/>
        </table:table-row>
        <table:table-row table:style-name="ro3">
          <table:table-cell office:value-type="string">
            <text:p>Introduction to facebook ads with video and retargeting</text:p>
          </table:table-cell>
          <table:table-cell office:value-type="string">
            <text:p>26 for 2 Business Bundle</text:p>
          </table:table-cell>
          <table:table-cell table:number-columns-repeated="5"/>
        </table:table-row>
        <table:table-row table:style-name="ro1">
          <table:table-cell office:value-type="string">
            <text:p>How to write a business plan today</text:p>
          </table:table-cell>
          <table:table-cell office:value-type="string">
            <text:p>27 for 2 Business Bundle</text:p>
          </table:table-cell>
          <table:table-cell table:number-columns-repeated="5"/>
        </table:table-row>
        <table:table-row table:style-name="ro1">
          <table:table-cell office:value-type="string">
            <text:p>how to start a business </text:p>
          </table:table-cell>
          <table:table-cell office:value-type="string">
            <text:p>28 for 2 Business Bundle</text:p>
          </table:table-cell>
          <table:table-cell table:number-columns-repeated="5"/>
        </table:table-row>
        <table:table-row table:style-name="ro3">
          <table:table-cell office:value-type="string">
            <text:p>how to build an etsy ecommerce home business </text:p>
          </table:table-cell>
          <table:table-cell office:value-type="string">
            <text:p>29 for 2 Business Bundle</text:p>
          </table:table-cell>
          <table:table-cell table:number-columns-repeated="5"/>
        </table:table-row>
        <table:table-row table:style-name="ro3">
          <table:table-cell office:value-type="string">
            <text:p>high conversion youtube advertising </text:p>
          </table:table-cell>
          <table:table-cell office:value-type="string">
            <text:p>30 for 2 Business Bundle</text:p>
          </table:table-cell>
          <table:table-cell table:number-columns-repeated="5"/>
        </table:table-row>
        <table:table-row table:style-name="ro1">
          <table:table-cell office:value-type="string">
            <text:p>how to become an amazon or kindle bestselling author</text:p>
          </table:table-cell>
          <table:table-cell office:value-type="string">
            <text:p>31 for 2 Business Bundle</text:p>
          </table:table-cell>
          <table:table-cell table:number-columns-repeated="5"/>
        </table:table-row>
        <table:table-row table:style-name="ro1">
          <table:table-cell office:value-type="string">
            <text:p>fundraising ideas</text:p>
          </table:table-cell>
          <table:table-cell office:value-type="string">
            <text:p>32 for 2 Business Bundle</text:p>
          </table:table-cell>
          <table:table-cell table:number-columns-repeated="5"/>
        </table:table-row>
        <table:table-row table:style-name="ro1">
          <table:table-cell office:value-type="string">
            <text:p>easier way to write a marketing plan </text:p>
          </table:table-cell>
          <table:table-cell office:value-type="string">
            <text:p>33 for 2 Business Bundle</text:p>
          </table:table-cell>
          <table:table-cell table:number-columns-repeated="5"/>
        </table:table-row>
        <table:table-row table:style-name="ro1">
          <table:table-cell office:value-type="string">
            <text:p>business to business sales masterclass</text:p>
          </table:table-cell>
          <table:table-cell office:value-type="string">
            <text:p>34 for 2 Business Bundle</text:p>
          </table:table-cell>
          <table:table-cell table:number-columns-repeated="5"/>
        </table:table-row>
        <table:table-row table:style-name="ro1">
          <table:table-cell office:value-type="string">
            <text:p>business model canvas</text:p>
          </table:table-cell>
          <table:table-cell office:value-type="string">
            <text:p>35 for 2 Business Bundle</text:p>
          </table:table-cell>
          <table:table-cell table:number-columns-repeated="5"/>
        </table:table-row>
        <table:table-row table:style-name="ro1">
          <table:table-cell office:value-type="string">
            <text:p>bitcoin investing </text:p>
          </table:table-cell>
          <table:table-cell office:value-type="string">
            <text:p>36 for 2 Business Bundle</text:p>
          </table:table-cell>
          <table:table-cell table:number-columns-repeated="5"/>
        </table:table-row>
        <table:table-row table:style-name="ro1">
          <table:table-cell office:value-type="string">
            <text:p>affiliate sales funnels</text:p>
          </table:table-cell>
          <table:table-cell office:value-type="string">
            <text:p>37 for 2 Business Bundle</text:p>
          </table:table-cell>
          <table:table-cell table:number-columns-repeated="5"/>
        </table:table-row>
        <table:table-row table:style-name="ro3">
          <table:table-cell office:value-type="string">
            <text:p>#1 way to rank in google seo </text:p>
          </table:table-cell>
          <table:table-cell office:value-type="string">
            <text:p>38 for 2 Business Bundle</text:p>
          </table:table-cell>
          <table:table-cell table:number-columns-repeated="5"/>
        </table:table-row>
        <table:table-row table:style-name="ro3">
          <table:table-cell office:value-type="string">
            <text:p>5 unique strategies to sell with video via youtube marketing </text:p>
          </table:table-cell>
          <table:table-cell office:value-type="string">
            <text:p>39 for 2 Business Bundle</text:p>
          </table:table-cell>
          <table:table-cell table:number-columns-repeated="5"/>
        </table:table-row>
      </table:table>
      <table:table table:name="TV" table:style-name="ta1" table:print="false">
        <table:table-column table:style-name="co7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20" table:default-cell-style-name="ce4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ignificance</text:p>
          </table:table-cell>
          <table:table-cell table:style-name="ce1" office:value-type="string">
            <text:p>Location</text:p>
          </table:table-cell>
          <table:table-cell table:style-name="Default" table:number-columns-repeated="1020"/>
        </table:table-row>
        <table:table-row table:style-name="ro2">
          <table:table-cell table:style-name="ce2" office:value-type="string" table:number-columns-spanned="4" table:number-rows-spanned="1">
            <text:p>Favorites</text:p>
          </table:table-cell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table-cell office:value-type="string">
            <text:p>Batman: The Animated Series</text:p>
          </table:table-cell>
          <table:table-cell table:number-columns-repeated="1023"/>
        </table:table-row>
        <table:table-row table:style-name="ro1">
          <table:table-cell office:value-type="string">
            <text:p>Firefly</text:p>
          </table:table-cell>
          <table:table-cell table:number-columns-repeated="1023"/>
        </table:table-row>
        <table:table-row table:style-name="ro1">
          <table:table-cell office:value-type="string">
            <text:p>The Walking Dead</text:p>
          </table:table-cell>
          <table:table-cell table:number-columns-repeated="1023"/>
        </table:table-row>
        <table:table-row table:style-name="ro1">
          <table:table-cell office:value-type="string">
            <text:p>Breaking Bad</text:p>
          </table:table-cell>
          <table:table-cell table:number-columns-repeated="1023"/>
        </table:table-row>
        <table:table-row table:style-name="ro1">
          <table:table-cell office:value-type="string">
            <text:p>Gotham</text:p>
          </table:table-cell>
          <table:table-cell table:number-columns-repeated="1023"/>
        </table:table-row>
        <table:table-row table:style-name="ro1">
          <table:table-cell office:value-type="string">
            <text:p>Dr Who</text:p>
          </table:table-cell>
          <table:table-cell table:number-columns-repeated="1023"/>
        </table:table-row>
        <table:table-row table:style-name="ro1">
          <table:table-cell office:value-type="string">
            <text:p>Daredevil</text:p>
          </table:table-cell>
          <table:table-cell table:number-columns-repeated="1023"/>
        </table:table-row>
        <table:table-row table:style-name="ro1">
          <table:table-cell office:value-type="string">
            <text:p>Jessica Jones</text:p>
          </table:table-cell>
          <table:table-cell table:number-columns-repeated="1023"/>
        </table:table-row>
        <table:table-row table:style-name="ro1">
          <table:table-cell office:value-type="string">
            <text:p>Luke Cage</text:p>
          </table:table-cell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Queue</text:p>
          </table:table-cell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table-cell table:style-name="Default" office:value-type="string">
            <text:p>Buffy The Vampire Slayer</text:p>
          </table:table-cell>
          <table:table-cell table:style-name="Default" table:number-columns-repeated="1023"/>
        </table:table-row>
        <table:table-row table:style-name="ro3">
          <table:table-cell table:style-name="Default" office:value-type="string">
            <text:p>Battlestar Galactica</text:p>
          </table:table-cell>
          <table:table-cell table:style-name="Default"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10/24/2017</text:date>, <text:time>21:3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Castillo</meta:initial-creator>
    <meta:creation-date>2017-03-02T20:46:11.68</meta:creation-date>
    <meta:generator>OpenOffice/4.1.3$Win32 OpenOffice.org_project/413m1$Build-9783</meta:generator>
    <dc:date>2017-10-24T21:35:06.15</dc:date>
    <dc:creator>Jeremy Castillo</dc:creator>
    <meta:editing-duration>PT1H47M24S</meta:editing-duration>
    <meta:editing-cycles>15</meta:editing-cycles>
    <meta:document-statistic meta:table-count="2" meta:cell-count="288" meta:object-count="0"/>
  </office:meta>
</office:document-meta>
</file>